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>
      <style:paragraph-properties fo:margin-top="0in" fo:margin-bottom="0.1598in" loext:contextual-spacing="false"/>
      <style:text-properties style:font-name="Lato" fo:background-color="#d4ea6b"/>
    </style:style>
    <style:style style:name="P3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4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5" style:family="paragraph" style:parent-style-name="Standard" style:list-style-name="L14">
      <style:paragraph-properties fo:margin-top="0in" fo:margin-bottom="0.1598in" loext:contextual-spacing="false"/>
      <style:text-properties style:font-name="Lato"/>
    </style:style>
    <style:style style:name="P6" style:family="paragraph" style:parent-style-name="Standard" style:list-style-name="L15">
      <style:paragraph-properties fo:margin-top="0in" fo:margin-bottom="0.1598in" loext:contextual-spacing="false"/>
      <style:text-properties style:font-name="Lato"/>
    </style:style>
    <style:style style:name="P7" style:family="paragraph" style:parent-style-name="Standard" style:list-style-name="L16">
      <style:paragraph-properties fo:margin-top="0in" fo:margin-bottom="0.1598in" loext:contextual-spacing="false"/>
      <style:text-properties style:font-name="Lato"/>
    </style:style>
    <style:style style:name="P8" style:family="paragraph" style:parent-style-name="Standard" style:list-style-name="L17">
      <style:paragraph-properties fo:margin-top="0in" fo:margin-bottom="0.1598in" loext:contextual-spacing="false"/>
      <style:text-properties style:font-name="Lato"/>
    </style:style>
    <style:style style:name="P9" style:family="paragraph" style:parent-style-name="Standard" style:list-style-name="L18">
      <style:paragraph-properties fo:margin-top="0in" fo:margin-bottom="0.1598in" loext:contextual-spacing="false"/>
      <style:text-properties style:font-name="Lato"/>
    </style:style>
    <style:style style:name="P10" style:family="paragraph" style:parent-style-name="Standard" style:list-style-name="L19">
      <style:paragraph-properties fo:margin-top="0in" fo:margin-bottom="0.1598in" loext:contextual-spacing="false"/>
      <style:text-properties style:font-name="Lato"/>
    </style:style>
    <style:style style:name="P11" style:family="paragraph" style:parent-style-name="Standard" style:list-style-name="L20">
      <style:paragraph-properties fo:margin-top="0in" fo:margin-bottom="0.1598in" loext:contextual-spacing="false"/>
      <style:text-properties style:font-name="Lato"/>
    </style:style>
    <style:style style:name="P12" style:family="paragraph" style:parent-style-name="Standard" style:list-style-name="L21">
      <style:paragraph-properties fo:margin-top="0in" fo:margin-bottom="0.1598in" loext:contextual-spacing="false"/>
      <style:text-properties style:font-name="Lato"/>
    </style:style>
    <style:style style:name="P13" style:family="paragraph" style:parent-style-name="Standard" style:list-style-name="L22">
      <style:paragraph-properties fo:margin-top="0in" fo:margin-bottom="0.1598in" loext:contextual-spacing="false"/>
      <style:text-properties style:font-name="Lato"/>
    </style:style>
    <style:style style:name="P14" style:family="paragraph" style:parent-style-name="Standard" style:list-style-name="L23">
      <style:paragraph-properties fo:margin-top="0in" fo:margin-bottom="0.1598in" loext:contextual-spacing="false"/>
      <style:text-properties style:font-name="Lato"/>
    </style:style>
    <style:style style:name="P15" style:family="paragraph" style:parent-style-name="Standard" style:list-style-name="L24">
      <style:paragraph-properties fo:margin-top="0in" fo:margin-bottom="0.1598in" loext:contextual-spacing="false"/>
      <style:text-properties style:font-name="Lato"/>
    </style:style>
    <style:style style:name="P16" style:family="paragraph" style:parent-style-name="Standard" style:list-style-name="L25">
      <style:paragraph-properties fo:margin-top="0in" fo:margin-bottom="0.1598in" loext:contextual-spacing="false"/>
      <style:text-properties style:font-name="Lato"/>
    </style:style>
    <style:style style:name="P17" style:family="paragraph" style:parent-style-name="Standard" style:list-style-name="L26">
      <style:paragraph-properties fo:margin-top="0in" fo:margin-bottom="0.1598in" loext:contextual-spacing="false"/>
      <style:text-properties style:font-name="Lato"/>
    </style:style>
    <style:style style:name="P18" style:family="paragraph" style:parent-style-name="Standard" style:list-style-name="L27">
      <style:paragraph-properties fo:margin-top="0in" fo:margin-bottom="0.1598in" loext:contextual-spacing="false"/>
      <style:text-properties style:font-name="Lato"/>
    </style:style>
    <style:style style:name="P19" style:family="paragraph" style:parent-style-name="Standard" style:list-style-name="L28">
      <style:paragraph-properties fo:margin-top="0in" fo:margin-bottom="0.1598in" loext:contextual-spacing="false"/>
      <style:text-properties style:font-name="Lato"/>
    </style:style>
    <style:style style:name="P20" style:family="paragraph" style:parent-style-name="Standard" style:list-style-name="L29">
      <style:paragraph-properties fo:margin-top="0in" fo:margin-bottom="0.1598in" loext:contextual-spacing="false"/>
      <style:text-properties style:font-name="Lato"/>
    </style:style>
    <style:style style:name="P21" style:family="paragraph" style:parent-style-name="Standard" style:list-style-name="L30">
      <style:paragraph-properties fo:margin-top="0in" fo:margin-bottom="0.1598in" loext:contextual-spacing="false"/>
      <style:text-properties style:font-name="Lato"/>
    </style:style>
    <style:style style:name="P22" style:family="paragraph" style:parent-style-name="Standard" style:list-style-name="L31">
      <style:paragraph-properties fo:margin-top="0in" fo:margin-bottom="0.1598in" loext:contextual-spacing="false"/>
      <style:text-properties style:font-name="Lato"/>
    </style:style>
    <style:style style:name="P23" style:family="paragraph" style:parent-style-name="Standard" style:list-style-name="L32">
      <style:paragraph-properties fo:margin-top="0in" fo:margin-bottom="0.1598in" loext:contextual-spacing="false"/>
      <style:text-properties style:font-name="Lato"/>
    </style:style>
    <style:style style:name="P24" style:family="paragraph" style:parent-style-name="Standard" style:list-style-name="L33">
      <style:paragraph-properties fo:margin-top="0in" fo:margin-bottom="0.1598in" loext:contextual-spacing="false"/>
      <style:text-properties style:font-name="Lato"/>
    </style:style>
    <style:style style:name="P25" style:family="paragraph" style:parent-style-name="Standard" style:list-style-name="L34">
      <style:paragraph-properties fo:margin-top="0in" fo:margin-bottom="0.1598in" loext:contextual-spacing="false"/>
      <style:text-properties style:font-name="Lato"/>
    </style:style>
    <style:style style:name="P26" style:family="paragraph" style:parent-style-name="Standard" style:list-style-name="L35">
      <style:paragraph-properties fo:margin-top="0in" fo:margin-bottom="0.1598in" loext:contextual-spacing="false"/>
      <style:text-properties style:font-name="Lato"/>
    </style:style>
    <style:style style:name="P27" style:family="paragraph" style:parent-style-name="Standard" style:list-style-name="L36">
      <style:paragraph-properties fo:margin-top="0in" fo:margin-bottom="0.1598in" loext:contextual-spacing="false"/>
      <style:text-properties style:font-name="Lato"/>
    </style:style>
    <style:style style:name="P28" style:family="paragraph" style:parent-style-name="Standard" style:list-style-name="L37">
      <style:paragraph-properties fo:margin-top="0in" fo:margin-bottom="0.1598in" loext:contextual-spacing="false"/>
      <style:text-properties style:font-name="Lato"/>
    </style:style>
    <style:style style:name="P29" style:family="paragraph" style:parent-style-name="Standard" style:list-style-name="L38">
      <style:paragraph-properties fo:margin-top="0in" fo:margin-bottom="0.1598in" loext:contextual-spacing="false"/>
      <style:text-properties style:font-name="Lato"/>
    </style:style>
    <style:style style:name="P30" style:family="paragraph" style:parent-style-name="Standard" style:list-style-name="L39">
      <style:paragraph-properties fo:margin-top="0in" fo:margin-bottom="0.1598in" loext:contextual-spacing="false"/>
      <style:text-properties style:font-name="Lato"/>
    </style:style>
    <style:style style:name="P31" style:family="paragraph" style:parent-style-name="Standard" style:list-style-name="L16">
      <style:paragraph-properties fo:margin-top="0in" fo:margin-bottom="0.1598in" loext:contextual-spacing="false"/>
      <style:text-properties style:font-name="Lato" fo:background-color="#dde8cb"/>
    </style:style>
    <style:style style:name="P32" style:family="paragraph" style:parent-style-name="Standard" style:list-style-name="L14">
      <style:paragraph-properties fo:margin-top="0in" fo:margin-bottom="0.1598in" loext:contextual-spacing="false"/>
      <style:text-properties style:font-name="Lato" fo:background-color="#dde8cb"/>
    </style:style>
    <style:style style:name="P33" style:family="paragraph" style:parent-style-name="Standard" style:list-style-name="L15">
      <style:paragraph-properties fo:margin-top="0in" fo:margin-bottom="0.1598in" loext:contextual-spacing="false"/>
      <style:text-properties style:font-name="Lato" fo:background-color="#dde8cb"/>
    </style:style>
    <style:style style:name="P34" style:family="paragraph" style:parent-style-name="Standard" style:list-style-name="L17">
      <style:paragraph-properties fo:margin-top="0in" fo:margin-bottom="0.1598in" loext:contextual-spacing="false"/>
      <style:text-properties style:font-name="Lato" fo:background-color="#dde8cb"/>
    </style:style>
    <style:style style:name="P35" style:family="paragraph" style:parent-style-name="Standard" style:list-style-name="L18">
      <style:paragraph-properties fo:margin-top="0in" fo:margin-bottom="0.1598in" loext:contextual-spacing="false"/>
      <style:text-properties style:font-name="Lato" fo:background-color="#dde8cb"/>
    </style:style>
    <style:style style:name="P36" style:family="paragraph" style:parent-style-name="Standard" style:list-style-name="L19">
      <style:paragraph-properties fo:margin-top="0in" fo:margin-bottom="0.1598in" loext:contextual-spacing="false"/>
      <style:text-properties style:font-name="Lato" fo:background-color="#dde8cb"/>
    </style:style>
    <style:style style:name="P37" style:family="paragraph" style:parent-style-name="Standard" style:list-style-name="L20">
      <style:paragraph-properties fo:margin-top="0in" fo:margin-bottom="0.1598in" loext:contextual-spacing="false"/>
      <style:text-properties style:font-name="Lato" fo:background-color="#dde8cb"/>
    </style:style>
    <style:style style:name="P38" style:family="paragraph" style:parent-style-name="Standard" style:list-style-name="L21">
      <style:paragraph-properties fo:margin-top="0in" fo:margin-bottom="0.1598in" loext:contextual-spacing="false"/>
      <style:text-properties style:font-name="Lato" fo:background-color="#dde8cb"/>
    </style:style>
    <style:style style:name="P39" style:family="paragraph" style:parent-style-name="Standard" style:list-style-name="L22">
      <style:paragraph-properties fo:margin-top="0in" fo:margin-bottom="0.1598in" loext:contextual-spacing="false"/>
      <style:text-properties style:font-name="Lato" fo:background-color="#dde8cb"/>
    </style:style>
    <style:style style:name="P40" style:family="paragraph" style:parent-style-name="Standard" style:list-style-name="L23">
      <style:paragraph-properties fo:margin-top="0in" fo:margin-bottom="0.1598in" loext:contextual-spacing="false"/>
      <style:text-properties style:font-name="Lato" fo:background-color="#dde8cb"/>
    </style:style>
    <style:style style:name="P41" style:family="paragraph" style:parent-style-name="Standard" style:list-style-name="L24">
      <style:paragraph-properties fo:margin-top="0in" fo:margin-bottom="0.1598in" loext:contextual-spacing="false"/>
      <style:text-properties style:font-name="Lato" fo:background-color="#dde8cb"/>
    </style:style>
    <style:style style:name="P42" style:family="paragraph" style:parent-style-name="Standard" style:list-style-name="L25">
      <style:paragraph-properties fo:margin-top="0in" fo:margin-bottom="0.1598in" loext:contextual-spacing="false"/>
      <style:text-properties style:font-name="Lato" fo:background-color="#dde8cb"/>
    </style:style>
    <style:style style:name="P43" style:family="paragraph" style:parent-style-name="Standard" style:list-style-name="L26">
      <style:paragraph-properties fo:margin-top="0in" fo:margin-bottom="0.1598in" loext:contextual-spacing="false"/>
      <style:text-properties style:font-name="Lato" fo:background-color="#dde8cb"/>
    </style:style>
    <style:style style:name="P44" style:family="paragraph" style:parent-style-name="Standard" style:list-style-name="L27">
      <style:paragraph-properties fo:margin-top="0in" fo:margin-bottom="0.1598in" loext:contextual-spacing="false"/>
      <style:text-properties style:font-name="Lato" fo:background-color="#dde8cb"/>
    </style:style>
    <style:style style:name="P45" style:family="paragraph" style:parent-style-name="Standard" style:list-style-name="L28">
      <style:paragraph-properties fo:margin-top="0in" fo:margin-bottom="0.1598in" loext:contextual-spacing="false"/>
      <style:text-properties style:font-name="Lato" fo:background-color="#dde8cb"/>
    </style:style>
    <style:style style:name="P46" style:family="paragraph" style:parent-style-name="Standard" style:list-style-name="L29">
      <style:paragraph-properties fo:margin-top="0in" fo:margin-bottom="0.1598in" loext:contextual-spacing="false"/>
      <style:text-properties style:font-name="Lato" fo:background-color="#dde8cb"/>
    </style:style>
    <style:style style:name="P47" style:family="paragraph" style:parent-style-name="Standard" style:list-style-name="L30">
      <style:paragraph-properties fo:margin-top="0in" fo:margin-bottom="0.1598in" loext:contextual-spacing="false"/>
      <style:text-properties style:font-name="Lato" fo:background-color="#dde8cb"/>
    </style:style>
    <style:style style:name="P48" style:family="paragraph" style:parent-style-name="Standard" style:list-style-name="L31">
      <style:paragraph-properties fo:margin-top="0in" fo:margin-bottom="0.1598in" loext:contextual-spacing="false"/>
      <style:text-properties style:font-name="Lato" fo:background-color="#dde8cb"/>
    </style:style>
    <style:style style:name="P49" style:family="paragraph" style:parent-style-name="Standard" style:list-style-name="L32">
      <style:paragraph-properties fo:margin-top="0in" fo:margin-bottom="0.1598in" loext:contextual-spacing="false"/>
      <style:text-properties style:font-name="Lato" fo:background-color="#dde8cb"/>
    </style:style>
    <style:style style:name="P50" style:family="paragraph" style:parent-style-name="Standard" style:list-style-name="L33">
      <style:paragraph-properties fo:margin-top="0in" fo:margin-bottom="0.1598in" loext:contextual-spacing="false"/>
      <style:text-properties style:font-name="Lato" fo:background-color="#dde8cb"/>
    </style:style>
    <style:style style:name="P51" style:family="paragraph" style:parent-style-name="Standard" style:list-style-name="L34">
      <style:paragraph-properties fo:margin-top="0in" fo:margin-bottom="0.1598in" loext:contextual-spacing="false"/>
      <style:text-properties style:font-name="Lato" fo:background-color="#dde8cb"/>
    </style:style>
    <style:style style:name="P52" style:family="paragraph" style:parent-style-name="Standard" style:list-style-name="L35">
      <style:paragraph-properties fo:margin-top="0in" fo:margin-bottom="0.1598in" loext:contextual-spacing="false"/>
      <style:text-properties style:font-name="Lato" fo:background-color="#dde8cb"/>
    </style:style>
    <style:style style:name="P53" style:family="paragraph" style:parent-style-name="Standard" style:list-style-name="L36">
      <style:paragraph-properties fo:margin-top="0in" fo:margin-bottom="0.1598in" loext:contextual-spacing="false"/>
      <style:text-properties style:font-name="Lato" fo:background-color="#dde8cb"/>
    </style:style>
    <style:style style:name="P54" style:family="paragraph" style:parent-style-name="Standard" style:list-style-name="L37">
      <style:paragraph-properties fo:margin-top="0in" fo:margin-bottom="0.1598in" loext:contextual-spacing="false"/>
      <style:text-properties style:font-name="Lato" fo:background-color="#dde8cb"/>
    </style:style>
    <style:style style:name="P55" style:family="paragraph" style:parent-style-name="Standard" style:list-style-name="L38">
      <style:paragraph-properties fo:margin-top="0in" fo:margin-bottom="0.1598in" loext:contextual-spacing="false"/>
      <style:text-properties style:font-name="Lato" fo:background-color="#dde8cb"/>
    </style:style>
    <style:style style:name="P56" style:family="paragraph" style:parent-style-name="Standard" style:list-style-name="L39">
      <style:paragraph-properties fo:margin-top="0in" fo:margin-bottom="0.1598in" loext:contextual-spacing="false"/>
      <style:text-properties style:font-name="Lato" fo:background-color="#dde8cb"/>
    </style:style>
    <style:style style:name="P57" style:family="paragraph" style:parent-style-name="Standard">
      <style:paragraph-properties fo:margin-top="0in" fo:margin-bottom="0.1598in" loext:contextual-spacing="false"/>
      <style:text-properties fo:font-variant="normal" fo:text-transform="none" fo:color="#c7254e" style:font-name="Courier New" fo:font-size="9pt" fo:letter-spacing="normal" fo:font-style="normal" fo:font-weight="normal" officeooo:paragraph-rsid="002f61cc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After running fdisk -cu /dev/sdb, what fdisk command will allow you to change a partition type?</text:p>
      <text:list xml:id="list1777328270" text:style-name="L16">
        <text:list-item>
          <text:p text:style-name="P7">d</text:p>
        </text:list-item>
        <text:list-item>
          <text:p text:style-name="P31">t</text:p>
        </text:list-item>
        <text:list-item>
          <text:p text:style-name="P7">g</text:p>
        </text:list-item>
        <text:list-item>
          <text:p text:style-name="P7">f</text:p>
        </text:list-item>
      </text:list>
      <text:p text:style-name="P1"/>
      <text:p text:style-name="P1"/>
      <text:p text:style-name="P1">Question 2</text:p>
      <text:p text:style-name="P1">After running fdisk -cu /dev/sdb, what fdisk command will allow you to create a new partition?</text:p>
      <text:list xml:id="list1671762833" text:style-name="L14">
        <text:list-item>
          <text:p text:style-name="P5">g</text:p>
        </text:list-item>
        <text:list-item>
          <text:p text:style-name="P5">c</text:p>
        </text:list-item>
        <text:list-item>
          <text:p text:style-name="P32">n</text:p>
        </text:list-item>
        <text:list-item>
          <text:p text:style-name="P5">w</text:p>
        </text:list-item>
      </text:list>
      <text:p text:style-name="P1"/>
      <text:p text:style-name="P1"/>
      <text:p text:style-name="P1">Question 3</text:p>
      <text:p text:style-name="P1">After running fdisk -cu /dev/sdb, what fdisk command will allow you to delete a partition?</text:p>
      <text:list xml:id="list1231088134" text:style-name="L15">
        <text:list-item>
          <text:p text:style-name="P33">d</text:p>
        </text:list-item>
        <text:list-item>
          <text:p text:style-name="P6">r</text:p>
        </text:list-item>
        <text:list-item>
          <text:p text:style-name="P6">g</text:p>
        </text:list-item>
        <text:list-item>
          <text:p text:style-name="P6">s</text:p>
        </text:list-item>
      </text:list>
      <text:p text:style-name="P1"/>
      <text:p text:style-name="P1">Question 4</text:p>
      <text:p text:style-name="P1">After running fdisk -cu /dev/sdb, what fdisk command will allow you to list the current partition table?</text:p>
      <text:list xml:id="list3749351065" text:style-name="L17">
        <text:list-item>
          <text:p text:style-name="P8">w</text:p>
        </text:list-item>
        <text:list-item>
          <text:p text:style-name="P34">p</text:p>
        </text:list-item>
        <text:list-item>
          <text:p text:style-name="P8">s</text:p>
        </text:list-item>
        <text:list-item>
          <text:p text:style-name="P8">l</text:p>
        </text:list-item>
      </text:list>
      <text:p text:style-name="P1"><text:soft-page-break/>Question 5</text:p>
      <text:p text:style-name="P1">After running fdisk -cu /dev/sdb, what fdisk command will allow you to quit without saving changes?</text:p>
      <text:list xml:id="list3606509003" text:style-name="L18">
        <text:list-item>
          <text:p text:style-name="P9">g</text:p>
        </text:list-item>
        <text:list-item>
          <text:p text:style-name="P9">h</text:p>
        </text:list-item>
        <text:list-item>
          <text:p text:style-name="P35">q</text:p>
        </text:list-item>
        <text:list-item>
          <text:p text:style-name="P9">w</text:p>
        </text:list-item>
      </text:list>
      <text:p text:style-name="P1"/>
      <text:p text:style-name="P1">Question 6</text:p>
      <text:p text:style-name="P1">After running fdisk -cu /dev/sdb, what fdisk command will allow you to save changes and quit?</text:p>
      <text:list xml:id="list3714613457" text:style-name="L19">
        <text:list-item>
          <text:p text:style-name="P10">g</text:p>
        </text:list-item>
        <text:list-item>
          <text:p text:style-name="P36">w</text:p>
        </text:list-item>
        <text:list-item>
          <text:p text:style-name="P10">f</text:p>
        </text:list-item>
        <text:list-item>
          <text:p text:style-name="P10">q</text:p>
        </text:list-item>
      </text:list>
      <text:p text:style-name="P1"/>
      <text:p text:style-name="P1">Question 7</text:p>
      <text:p text:style-name="P1">If you want to create a Fourth Extended Filesystem on a partition, which commands could you use?</text:p>
      <text:p text:style-name="P1">(choose two)</text:p>
      <text:list xml:id="list3079251288" text:style-name="L20">
        <text:list-item>
          <text:p text:style-name="P37">mkfs</text:p>
        </text:list-item>
        <text:list-item>
          <text:p text:style-name="P11">mkdosfs</text:p>
        </text:list-item>
        <text:list-item>
          <text:p text:style-name="P37">mke2fs</text:p>
        </text:list-item>
        <text:list-item>
          <text:p text:style-name="P11">mkextfs</text:p>
        </text:list-item>
      </text:list>
      <text:p text:style-name="P1"/>
      <text:p text:style-name="P1">Question 8</text:p>
      <text:p text:style-name="P1">If you want to initialize swap space that you've just created, which command would you run?</text:p>
      <text:list xml:id="list1623712724" text:style-name="L21">
        <text:list-item>
          <text:p text:style-name="P12">swapinit</text:p>
        </text:list-item>
        <text:list-item>
          <text:p text:style-name="P12">swapon</text:p>
        </text:list-item>
        <text:list-item>
          <text:p text:style-name="P12">initswap</text:p>
        </text:list-item>
        <text:list-item>
          <text:p text:style-name="P38">mkswap</text:p>
        </text:list-item>
      </text:list>
      <text:p text:style-name="P1"/>
      <text:p text:style-name="P1"><text:soft-page-break/>Question 9</text:p>
      <text:p text:style-name="P1">To activate a swap space that has been initialized, you can execute:</text:p>
      <text:list xml:id="list1650259949" text:style-name="L22">
        <text:list-item>
          <text:p text:style-name="P13">swapcontrol</text:p>
        </text:list-item>
        <text:list-item>
          <text:p text:style-name="P13">swapctl</text:p>
        </text:list-item>
        <text:list-item>
          <text:p text:style-name="P13">swapoff</text:p>
        </text:list-item>
        <text:list-item>
          <text:p text:style-name="P39">swapon</text:p>
          <text:p text:style-name="P13"/>
        </text:list-item>
      </text:list>
      <text:p text:style-name="P1">Question 10</text:p>
      <text:p text:style-name="P1">What option to the fdisk command is used for MS-DOS compatibility mode?</text:p>
      <text:list xml:id="list40828666" text:style-name="L23">
        <text:list-item>
          <text:p text:style-name="P14">-m</text:p>
        </text:list-item>
        <text:list-item>
          <text:p text:style-name="P40">-c</text:p>
        </text:list-item>
        <text:list-item>
          <text:p text:style-name="P14">-d</text:p>
        </text:list-item>
        <text:list-item>
          <text:p text:style-name="P14">-msdos</text:p>
        </text:list-item>
      </text:list>
      <text:p text:style-name="P1"/>
      <text:p text:style-name="P1"/>
      <text:p text:style-name="P1">Question 11</text:p>
      <text:p text:style-name="P1">What option to the fdisk command is used to display current partitions?</text:p>
      <text:list xml:id="list1065991166" text:style-name="L24">
        <text:list-item>
          <text:p text:style-name="P15">-p</text:p>
        </text:list-item>
        <text:list-item>
          <text:p text:style-name="P41">-l</text:p>
        </text:list-item>
        <text:list-item>
          <text:p text:style-name="P15">-f</text:p>
        </text:list-item>
        <text:list-item>
          <text:p text:style-name="P15">-a</text:p>
        </text:list-item>
      </text:list>
      <text:p text:style-name="P1"/>
      <text:p text:style-name="P1"/>
      <text:p text:style-name="P1">Question 12</text:p>
      <text:p text:style-name="P1">What option to the fdisk command is used to utilize sector unit sizes?</text:p>
      <text:list xml:id="list1377790957" text:style-name="L25">
        <text:list-item>
          <text:p text:style-name="P16">-s</text:p>
        </text:list-item>
        <text:list-item>
          <text:p text:style-name="P42">-u</text:p>
        </text:list-item>
        <text:list-item>
          <text:p text:style-name="P16">-t</text:p>
        </text:list-item>
        <text:list-item>
          <text:p text:style-name="P16">-usize</text:p>
        </text:list-item>
      </text:list>
      <text:p text:style-name="P1"/>
      <text:p text:style-name="P1"><text:soft-page-break/>Question 13</text:p>
      <text:p text:style-name="P1">What option to the mkfs command allows you to specify the type of filesystem to create?</text:p>
      <text:list xml:id="list727317274" text:style-name="L26">
        <text:list-item>
          <text:p text:style-name="P43">-t</text:p>
        </text:list-item>
        <text:list-item>
          <text:p text:style-name="P17">-fs</text:p>
        </text:list-item>
        <text:list-item>
          <text:p text:style-name="P17">-f</text:p>
        </text:list-item>
        <text:list-item>
          <text:p text:style-name="P17">-fstype</text:p>
        </text:list-item>
      </text:list>
      <text:p text:style-name="P1"/>
      <text:p text:style-name="P1">Question 14</text:p>
      <text:p text:style-name="P1">Which command is used from the command line, to edit your disk's partition table?</text:p>
      <text:list xml:id="list2379082470" text:style-name="L27">
        <text:list-item>
          <text:p text:style-name="P44">fdisk</text:p>
        </text:list-item>
        <text:list-item>
          <text:p text:style-name="P18">gedit</text:p>
        </text:list-item>
        <text:list-item>
          <text:p text:style-name="P18">parttool</text:p>
        </text:list-item>
        <text:list-item>
          <text:p text:style-name="P18">dedit</text:p>
        </text:list-item>
      </text:list>
      <text:p text:style-name="P1"/>
      <text:p text:style-name="P1"/>
      <text:p text:style-name="P1">Question 15</text:p>
      <text:p text:style-name="P1">Which command is used to create a logical volume?</text:p>
      <text:list xml:id="list659577649" text:style-name="L28">
        <text:list-item>
          <text:p text:style-name="P19">create</text:p>
        </text:list-item>
        <text:list-item>
          <text:p text:style-name="P19">lvadd</text:p>
        </text:list-item>
        <text:list-item>
          <text:p text:style-name="P45">lvcreate</text:p>
        </text:list-item>
        <text:list-item>
          <text:p text:style-name="P19">createlv</text:p>
        </text:list-item>
      </text:list>
      <text:p text:style-name="P1"/>
      <text:p text:style-name="P1"/>
      <text:p text:style-name="P1">Question 16</text:p>
      <text:p text:style-name="P1">Which command is used to create a physical volume?</text:p>
      <text:list xml:id="list641046536" text:style-name="L29">
        <text:list-item>
          <text:p text:style-name="P20">create</text:p>
        </text:list-item>
        <text:list-item>
          <text:p text:style-name="P20">createpv</text:p>
        </text:list-item>
        <text:list-item>
          <text:p text:style-name="P46">pvcreate</text:p>
        </text:list-item>
        <text:list-item>
          <text:p text:style-name="P20">pvadd</text:p>
        </text:list-item>
      </text:list>
      <text:p text:style-name="P1"/>
      <text:p text:style-name="P1"><text:soft-page-break/>Question 17</text:p>
      <text:p text:style-name="P1">Which command is used to create a volume group?</text:p>
      <text:list xml:id="list795585910" text:style-name="L30">
        <text:list-item>
          <text:p text:style-name="P21">create</text:p>
        </text:list-item>
        <text:list-item>
          <text:p text:style-name="P21">createvg</text:p>
        </text:list-item>
        <text:list-item>
          <text:p text:style-name="P47">vgcreate</text:p>
        </text:list-item>
        <text:list-item>
          <text:p text:style-name="P21">vgadd</text:p>
        </text:list-item>
      </text:list>
      <text:p text:style-name="P1"/>
      <text:p text:style-name="P1">Question 18</text:p>
      <text:p text:style-name="P1">Which mke2fs option defines the block size of the filesystem?</text:p>
      <text:list xml:id="list2063785287" text:style-name="L31">
        <text:list-item>
          <text:p text:style-name="P22">-bk</text:p>
        </text:list-item>
        <text:list-item>
          <text:p text:style-name="P22">-block</text:p>
        </text:list-item>
        <text:list-item>
          <text:p text:style-name="P22">-blk</text:p>
        </text:list-item>
        <text:list-item>
          <text:p text:style-name="P48">-b</text:p>
        </text:list-item>
      </text:list>
      <text:p text:style-name="P1"/>
      <text:p text:style-name="P1"/>
      <text:p text:style-name="P1">Question 19</text:p>
      <text:p text:style-name="P1">Which of the following commands will allow you to add a physical volume to an existing volume group?</text:p>
      <text:list xml:id="list3971244526" text:style-name="L32">
        <text:list-item>
          <text:p text:style-name="P23">vgcreate</text:p>
        </text:list-item>
        <text:list-item>
          <text:p text:style-name="P49">vgextend</text:p>
        </text:list-item>
        <text:list-item>
          <text:p text:style-name="P23">vgadd</text:p>
        </text:list-item>
        <text:list-item>
          <text:p text:style-name="P23">vgreduce</text:p>
        </text:list-item>
      </text:list>
      <text:p text:style-name="P1"/>
      <text:p text:style-name="P1"/>
      <text:p text:style-name="P1">Question 20</text:p>
      <text:p text:style-name="P1">Which mke2fs option defines the percentage of the filesystem that is reserved for system use?</text:p>
      <text:list xml:id="list750226666" text:style-name="L33">
        <text:list-item>
          <text:p text:style-name="P24">-s</text:p>
        </text:list-item>
        <text:list-item>
          <text:p text:style-name="P24">-g</text:p>
        </text:list-item>
        <text:list-item>
          <text:p text:style-name="P50">-m</text:p>
        </text:list-item>
        <text:list-item>
          <text:p text:style-name="P24">-r</text:p>
        </text:list-item>
      </text:list>
      <text:p text:style-name="P1"><text:soft-page-break/>Question 21</text:p>
      <text:p text:style-name="P1">Which of the following commands will allow you to backup a partition table to a file and restore it at a later time?</text:p>
      <text:list xml:id="list945422822" text:style-name="L34">
        <text:list-item>
          <text:p text:style-name="P25">ddisk</text:p>
        </text:list-item>
        <text:list-item>
          <text:p text:style-name="P25">edisk</text:p>
        </text:list-item>
        <text:list-item>
          <text:p text:style-name="P51">sfdisk</text:p>
        </text:list-item>
        <text:list-item>
          <text:p text:style-name="P25">pdisk</text:p>
        </text:list-item>
      </text:list>
      <text:p text:style-name="P1"/>
      <text:p text:style-name="P1">Question 22</text:p>
      <text:p text:style-name="P1">Which program will non-destructively resize a partition and its installed filesystem?</text:p>
      <text:list xml:id="list2886573131" text:style-name="L35">
        <text:list-item>
          <text:p text:style-name="P26">sgdisk</text:p>
        </text:list-item>
        <text:list-item>
          <text:p text:style-name="P52">parted</text:p>
        </text:list-item>
        <text:list-item>
          <text:p text:style-name="P26">fdisk</text:p>
        </text:list-item>
        <text:list-item>
          <text:p text:style-name="P26">lvcreate</text:p>
        </text:list-item>
      </text:list>
      <text:p text:style-name="P1"/>
      <text:p text:style-name="P1"/>
      <text:p text:style-name="P1">Question 23</text:p>
      <text:p text:style-name="P1">The exFAT filesystem:</text:p>
      <text:list xml:id="list2490454711" text:style-name="L36">
        <text:list-item>
          <text:p text:style-name="P27">Is licensed under the GNU GPL</text:p>
        </text:list-item>
        <text:list-item>
          <text:p text:style-name="P27">Only works with fixed disk drives</text:p>
        </text:list-item>
        <text:list-item>
          <text:p text:style-name="P27">Is natively supported by Linux distributions</text:p>
        </text:list-item>
        <text:list-item>
          <text:p text:style-name="P53">Was created by Microsoft for use with flash memory storage</text:p>
        </text:list-item>
      </text:list>
      <text:p text:style-name="P1"/>
      <text:p text:style-name="P1"/>
      <text:p text:style-name="P1">Question 24</text:p>
      <text:p text:style-name="P1">Which of the following is not a feature of BTRFS?</text:p>
      <text:list xml:id="list1173283534" text:style-name="L37">
        <text:list-item>
          <text:p text:style-name="P28">snapshots</text:p>
        </text:list-item>
        <text:list-item>
          <text:p text:style-name="P28">copy-on-write</text:p>
        </text:list-item>
        <text:list-item>
          <text:p text:style-name="P54">partitions limited to 2 terabytes</text:p>
        </text:list-item>
        <text:list-item>
          <text:p text:style-name="P28">subvolumes</text:p>
        </text:list-item>
      </text:list>
      <text:p text:style-name="P1"><text:soft-page-break/>Question 25</text:p>
      <text:p text:style-name="P1">The GPT partitioning system is limited to 2 terabytes</text:p>
      <text:p text:style-name="P1">True or False?</text:p>
      <text:list xml:id="list1805392767" text:style-name="L38">
        <text:list-item>
          <text:p text:style-name="P29">True</text:p>
        </text:list-item>
        <text:list-item>
          <text:p text:style-name="P55">False</text:p>
        </text:list-item>
      </text:list>
      <text:p text:style-name="P1"/>
      <text:p text:style-name="P1">Question 26</text:p>
      <text:p text:style-name="P1">A graphical tool for managing GPT partitions is?</text:p>
      <text:list xml:id="list2182027897" text:style-name="L39">
        <text:list-item>
          <text:p text:style-name="P56">gparted</text:p>
        </text:list-item>
        <text:list-item>
          <text:p text:style-name="P30">fdisk</text:p>
        </text:list-item>
        <text:list-item>
          <text:p text:style-name="P30">gdisk</text:p>
        </text:list-item>
        <text:list-item>
          <text:p text:style-name="P30">graphical disk manager</text:p>
        </text:list-item>
      </text:list>
      <text:p text:style-name="P1"/>
      <text:p text:style-name="P1"/>
      <text:p text:style-name="P1"/>
      <text:p text:style-name="P1"/>
      <text:p text:style-name="P2"/>
      <text:p text:style-name="P1"><text:a xlink:type="simple" xlink:href="https://examans.com/linux-exam-1/" text:style-name="Internet_20_link" text:visited-style-name="Visited_20_Internet_20_Link">https://examans.com/linux-exam-1/</text:a></text:p>
      <text:p text:style-name="P1"/>
      <text:p text:style-name="P57">vgext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9:50:07.600083834</meta:creation-date>
    <dc:date>2022-02-27T10:49:46.804207568</dc:date>
    <meta:editing-duration>PT1H9M46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7" meta:paragraph-count="158" meta:word-count="635" meta:character-count="3162" meta:non-whitespace-character-count="2787"/>
  </office:meta>
</office:document-meta>
</file>